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andara" svg:font-family="Candara" style:font-family-generic="swiss"/>
    <style:font-face style:name="Candara1" svg:font-family="Candara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swiss"/>
    <style:font-face style:name="Georgia1" svg:font-family="Georgia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text-align="center" style:justify-single-word="false" style:page-number="1"/>
      <style:text-properties style:font-name="Candara" fo:font-size="36pt" fo:font-weight="bold" style:font-name-asian="Candara1" style:font-size-asian="36pt" style:font-weight-asian="bold" style:font-name-complex="Candara1" style:font-size-complex="36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 fo:break-before="page"/>
    </style:style>
    <style:style style:name="P6" style:family="paragraph" style:parent-style-name="normal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7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8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officeooo:paragraph-rsid="002948d7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9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officeooo:rsid="00221df6" officeooo:paragraph-rsid="00221df6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0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officeooo:rsid="0023c855" officeooo:paragraph-rsid="0023c855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1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officeooo:rsid="00267675" officeooo:paragraph-rsid="00267675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2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officeooo:rsid="0026b70b" officeooo:paragraph-rsid="0026b70b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officeooo:rsid="0027fe3f" officeooo:paragraph-rsid="0027fe3f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4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officeooo:rsid="0028235e" officeooo:paragraph-rsid="0028235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5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officeooo:rsid="002948d7" officeooo:paragraph-rsid="002948d7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6" style:family="paragraph" style:parent-style-name="normal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fo:background-color="transparent" style:font-name-asian="Candara1" style:font-size-asian="11pt" style:font-style-asian="normal" style:font-weight-asian="normal" style:font-name-complex="Candara1" style:font-size-complex="11pt"/>
    </style:style>
    <style:style style:name="P17" style:family="paragraph" style:parent-style-name="normal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fo:background-color="transparent" style:font-name-asian="Candara1" style:font-size-asian="11pt" style:font-style-asian="normal" style:font-weight-asian="normal" style:font-name-complex="Candara1" style:font-size-complex="11pt"/>
    </style:style>
    <style:style style:name="P18" style:family="paragraph" style:parent-style-name="normal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fo:background-color="transparent" style:font-name-asian="Candara1" style:font-size-asian="11pt" style:font-style-asian="normal" style:font-weight-asian="normal" style:font-name-complex="Candara1" style:font-size-complex="11pt"/>
    </style:style>
    <style:style style:name="P19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language="en" fo:country="US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0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language="en" fo:country="US" fo:font-style="normal" style:text-underline-style="none" fo:font-weight="normal" officeooo:rsid="0015dace" officeooo:paragraph-rsid="0015dac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1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language="en" fo:country="US" fo:font-style="normal" style:text-underline-style="none" fo:font-weight="normal" officeooo:rsid="0019b7c2" officeooo:paragraph-rsid="0019b7c2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2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language="en" fo:country="US" fo:font-style="normal" style:text-underline-style="none" fo:font-weight="normal" officeooo:rsid="001dfb83" officeooo:paragraph-rsid="001dfb8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3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language="en" fo:country="US" fo:font-style="normal" style:text-underline-style="none" fo:font-weight="normal" officeooo:rsid="001fcb97" officeooo:paragraph-rsid="001fcb97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4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language="en" fo:country="US" fo:font-style="normal" style:text-underline-style="none" fo:font-weight="normal" officeooo:rsid="002074a3" officeooo:paragraph-rsid="002074a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5" style:family="paragraph" style:parent-style-name="normal">
      <loext:graphic-properties draw:fill="none" draw:fill-color="#ffffff"/>
      <style:paragraph-properties fo:margin-left="2.032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language="en" fo:country="US" fo:font-style="normal" style:text-underline-style="none" fo:font-weight="normal" fo:background-color="transparent" style:font-name-asian="Candara1" style:font-size-asian="11pt" style:font-style-asian="normal" style:font-weight-asian="normal" style:font-name-complex="Candara1" style:font-size-complex="11pt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language="en" fo:country="US" fo:font-style="normal" style:text-underline-style="none" fo:font-weight="normal" fo:background-color="transparent" style:font-name-asian="Candara1" style:font-size-asian="11pt" style:font-style-asian="normal" style:font-weight-asian="normal" style:font-name-complex="Candara1" style:font-size-complex="11pt"/>
    </style:style>
    <style:style style:name="P27" style:family="paragraph" style:parent-style-name="normal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language="en" fo:country="US" fo:font-style="normal" style:text-underline-style="none" fo:font-weight="normal" fo:background-color="transparent" style:font-name-asian="Candara1" style:font-size-asian="11pt" style:font-style-asian="normal" style:font-weight-asian="normal" style:font-name-complex="Candara1" style:font-size-complex="11pt"/>
    </style:style>
    <style:style style:name="P28" style:family="paragraph" style:parent-style-name="normal">
      <loext:graphic-properties draw:fill="none" draw:fill-color="#ffffff"/>
      <style:paragraph-properties fo:margin-left="2.66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language="en" fo:country="US" fo:font-style="normal" style:text-underline-style="none" fo:font-weight="normal" fo:background-color="transparent" style:font-name-asian="Candara1" style:font-size-asian="11pt" style:font-style-asian="normal" style:font-weight-asian="normal" style:font-name-complex="Candara1" style:font-size-complex="11pt"/>
    </style:style>
    <style:style style:name="P29" style:family="paragraph" style:parent-style-name="normal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30" style:family="paragraph" style:parent-style-name="normal">
      <loext:graphic-properties draw:fill="none" draw:fill-color="#ffffff"/>
      <style:paragraph-properties fo:margin-left="0.75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Arial1" fo:font-size="11pt" style:font-size-asian="11pt" style:font-size-complex="11pt"/>
    </style:style>
    <style:style style:name="P31" style:family="paragraph" style:parent-style-name="normal" style:list-style-name="WWNum2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style:font-name="Arial1" fo:font-size="11pt" style:font-size-asian="11pt" style:font-size-complex="11pt"/>
    </style:style>
    <style:style style:name="P32" style:family="paragraph" style:parent-style-name="normal">
      <style:paragraph-properties fo:margin-top="0cm" fo:margin-bottom="0.282cm" style:contextual-spacing="false" fo:line-height="108%" fo:text-align="start" style:justify-single-word="false" fo:orphans="2" fo:widows="2"/>
      <style:text-properties style:font-name="Arial1" fo:font-size="11pt" style:font-size-asian="11pt" style:font-size-complex="11pt"/>
    </style:style>
    <style:style style:name="P33" style:family="paragraph" style:parent-style-name="normal" style:list-style-name="WWNum2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style:font-name="Arial1" fo:font-size="11pt" style:font-size-asian="11pt" style:font-size-complex="11pt"/>
    </style:style>
    <style:style style:name="P34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style:font-name="Arial1" fo:font-size="11pt" officeooo:paragraph-rsid="00267675" style:font-size-asian="11pt" style:font-size-complex="11pt"/>
    </style:style>
    <style:style style:name="P35" style:family="paragraph" style:parent-style-name="normal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orphans="2" fo:widows="2" fo:text-indent="-0.635cm" style:auto-text-indent="false" fo:break-before="column" fo:background-color="transparent" fo:padding="0cm" fo:border="none" style:shadow="none" style:join-border="false"/>
      <style:text-properties style:font-name="Arial1" fo:font-size="11pt" style:font-size-asian="11pt" style:font-size-complex="11pt"/>
    </style:style>
    <style:style style:name="P36" style:family="paragraph" style:parent-style-name="normal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style:font-name="Arial1" fo:font-size="11pt" style:font-size-asian="11pt" style:font-size-complex="11pt"/>
    </style:style>
    <style:style style:name="P37" style:family="paragraph" style:parent-style-name="normal" style:list-style-name="WWNum2">
      <style:paragraph-properties fo:margin-top="0cm" fo:margin-bottom="0cm" style:contextual-spacing="false" fo:line-height="100%"/>
      <style:text-properties style:font-name="Arial1" fo:font-size="11pt" style:font-size-asian="11pt" style:font-size-complex="11pt"/>
    </style:style>
    <style:style style:name="P38" style:family="paragraph" style:parent-style-name="normal" style:list-style-name="WWNum2">
      <style:paragraph-properties fo:margin-left="1.397cm" fo:margin-top="0cm" fo:margin-bottom="0cm" style:contextual-spacing="false" fo:line-height="100%" fo:text-indent="-0.762cm" style:auto-text-indent="false"/>
      <style:text-properties style:font-name="Arial1" fo:font-size="11pt" officeooo:paragraph-rsid="0025777f" style:font-size-asian="11pt" style:font-size-complex="11pt"/>
    </style:style>
    <style:style style:name="P39" style:family="paragraph" style:parent-style-name="normal" style:list-style-name="WWNum2">
      <style:paragraph-properties fo:margin-left="1.397cm" fo:margin-top="0cm" fo:margin-bottom="0cm" style:contextual-spacing="false" fo:line-height="100%" fo:text-indent="-0.762cm" style:auto-text-indent="false"/>
      <style:text-properties style:font-name="Arial1" fo:font-size="11pt" officeooo:rsid="0025777f" officeooo:paragraph-rsid="0025777f" style:font-size-asian="11pt" style:font-size-complex="11pt"/>
    </style:style>
    <style:style style:name="P40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style:font-name="Arial1" fo:font-size="11pt" officeooo:rsid="00267675" officeooo:paragraph-rsid="00267675" style:font-size-asian="11pt" style:font-size-complex="11pt"/>
    </style:style>
    <style:style style:name="P41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style:font-name="Arial1" fo:font-size="11pt" officeooo:rsid="00267675" officeooo:paragraph-rsid="00267675" style:font-size-asian="11pt" style:font-size-complex="11pt"/>
    </style:style>
    <style:style style:name="P42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style:font-name="Arial1" fo:font-size="11pt" officeooo:rsid="0027fe3f" officeooo:paragraph-rsid="0027fe3f" style:font-size-asian="11pt" style:font-size-complex="11pt"/>
    </style:style>
    <style:style style:name="P43" style:family="paragraph" style:parent-style-name="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style:font-name="Arial1" fo:font-size="11pt" officeooo:rsid="0027fe3f" officeooo:paragraph-rsid="0027fe3f" style:font-size-asian="11pt" style:font-size-complex="11pt"/>
    </style:style>
    <style:style style:name="P44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Arial1" fo:font-size="11pt" style:font-name-asian="Candara1" style:font-size-asian="11pt" style:font-name-complex="Candara1" style:font-size-complex="11pt"/>
    </style:style>
    <style:style style:name="P45" style:family="paragraph" style:parent-style-name="normal">
      <style:paragraph-properties fo:text-align="start" style:justify-single-word="false"/>
      <style:text-properties style:font-name="Arial1" fo:font-size="11pt" fo:language="en" fo:country="US" fo:font-style="italic" style:text-underline-style="solid" style:text-underline-width="auto" style:text-underline-color="font-color" fo:font-weight="bold" style:font-name-asian="Candara1" style:font-size-asian="11pt" style:font-style-asian="italic" style:font-weight-asian="bold" style:font-name-complex="Candara1" style:font-size-complex="11pt"/>
    </style:style>
    <style:style style:name="P46" style:family="paragraph" style:parent-style-name="normal" style:list-style-name="WWNum1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style:font-name="Arial1" fo:font-size="11pt" fo:language="en" fo:country="US" style:font-size-asian="11pt" style:font-size-complex="11pt"/>
    </style:style>
    <style:style style:name="P4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.75cm" style:auto-text-indent="false" fo:break-before="auto" fo:break-after="auto" fo:background-color="transparent" fo:padding="0cm" fo:border="none" style:shadow="none" fo:keep-with-next="auto" style:join-border="false"/>
      <style:text-properties style:font-name="Arial1" fo:font-size="11pt" fo:language="en" fo:country="US" style:font-size-asian="11pt" style:font-size-complex="11pt"/>
    </style:style>
    <style:style style:name="P4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Arial1" fo:font-size="11pt" fo:language="en" fo:country="US" officeooo:paragraph-rsid="001fcb97" style:font-size-asian="11pt" style:font-size-complex="11pt"/>
    </style:style>
    <style:style style:name="P49" style:family="paragraph" style:parent-style-name="normal">
      <style:paragraph-properties fo:text-align="start" style:justify-single-word="false"/>
      <style:text-properties style:font-name="Arial1" fo:font-size="11pt" fo:language="en" fo:country="US" style:font-size-asian="11pt" style:font-size-complex="11pt"/>
    </style:style>
    <style:style style:name="P50" style:family="paragraph" style:parent-style-name="normal">
      <style:paragraph-properties fo:text-align="start" style:justify-single-word="false"/>
      <style:text-properties style:font-name="Arial1" fo:font-size="11pt" fo:language="en" fo:country="US" officeooo:paragraph-rsid="001c0936" style:font-size-asian="11pt" style:font-size-complex="11pt"/>
    </style:style>
    <style:style style:name="P51" style:family="paragraph" style:parent-style-name="normal">
      <style:paragraph-properties fo:text-align="start" style:justify-single-word="false" fo:break-before="column"/>
      <style:text-properties style:font-name="Arial1" fo:font-size="11pt" fo:language="en" fo:country="US" officeooo:paragraph-rsid="001c0936" style:font-size-asian="11pt" style:font-size-complex="11pt"/>
    </style:style>
    <style:style style:name="P52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style:font-name="Arial1" fo:font-size="11pt" fo:language="en" fo:country="US" officeooo:rsid="002074a3" officeooo:paragraph-rsid="002074a3" style:font-size-asian="11pt" style:font-size-complex="11pt"/>
    </style:style>
    <style:style style:name="P53" style:family="paragraph" style:parent-style-name="normal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Arial1" fo:font-size="11pt" fo:language="en" fo:country="US" officeooo:rsid="001dfb83" officeooo:paragraph-rsid="001dfb83" style:font-name-asian="Candara1" style:font-size-asian="11pt" style:font-name-complex="Candara1" style:font-size-complex="11pt"/>
    </style:style>
    <style:style style:name="P54" style:family="paragraph" style:parent-style-name="normal">
      <style:paragraph-properties fo:margin-top="0cm" fo:margin-bottom="0.282cm" style:contextual-spacing="false" fo:line-height="108%" fo:text-align="start" style:justify-single-word="false" fo:orphans="2" fo:widows="2"/>
      <style:text-properties style:font-name="Arial1" fo:font-size="11pt" fo:font-weight="bold" style:font-name-asian="Candara1" style:font-size-asian="11pt" style:font-weight-asian="bold" style:font-name-complex="Candara1" style:font-size-complex="11pt"/>
    </style:style>
    <style:style style:name="T1" style:family="text">
      <style:text-properties style:font-name="Candara" fo:font-size="36pt" fo:font-weight="bold" style:font-name-asian="Candara1" style:font-size-asian="36pt" style:font-weight-asian="bold" style:font-name-complex="Candara1" style:font-size-complex="36pt"/>
    </style:style>
    <style:style style:name="T2" style:family="text">
      <style:text-properties style:font-name="Candara" fo:font-size="36pt" fo:language="en" fo:country="US" fo:font-weight="bold" style:font-name-asian="Candara1" style:font-size-asian="36pt" style:font-weight-asian="bold" style:font-name-complex="Candara1" style:font-size-complex="36pt"/>
    </style:style>
    <style:style style:name="T3" style:family="text">
      <style:text-properties style:font-name="Candara" fo:font-size="12pt" fo:font-weight="bold" style:font-name-asian="Candara1" style:font-size-asian="12pt" style:font-weight-asian="bold" style:font-name-complex="Candara1" style:font-size-complex="12pt"/>
    </style:style>
    <style:style style:name="T4" style:family="text">
      <style:text-properties style:font-name="Candara" fo:font-size="16pt" fo:font-style="italic" style:text-underline-style="solid" style:text-underline-width="auto" style:text-underline-color="font-color" fo:font-weight="bold" style:font-name-asian="Candara1" style:font-size-asian="16pt" style:font-style-asian="italic" style:font-weight-asian="bold" style:font-name-complex="Candara1" style:font-size-complex="16pt"/>
    </style:style>
    <style:style style:name="T5" style:family="text">
      <style:text-properties style:font-name="Candara" style:font-name-asian="Candara1" style:font-name-complex="Candara1"/>
    </style:style>
    <style:style style:name="T6" style:family="text">
      <style:text-properties style:font-name="Candara" fo:font-size="14pt" fo:font-weight="bold" style:font-name-asian="Candara1" style:font-size-asian="14pt" style:font-weight-asian="bold" style:font-name-complex="Candara1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ndara" fo:font-size="12pt" fo:font-style="normal" style:text-underline-style="none" fo:font-weight="bold" fo:background-color="transparent" loext:char-shading-value="0" style:font-name-asian="Candara1" style:font-size-asian="12pt" style:font-style-asian="normal" style:font-weight-asian="bold" style:font-name-complex="Candara1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ndara" fo:font-style="normal" style:text-underline-style="none" fo:background-color="transparent" loext:char-shading-value="0" style:font-name-asian="Candara1" style:font-style-asian="normal" style:font-name-complex="Candara1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ndara" fo:font-size="11pt" fo:font-style="normal" style:text-underline-style="none" fo:font-weight="normal" fo:background-color="transparent" loext:char-shading-value="0" style:font-name-asian="Candara1" style:font-size-asian="11pt" style:font-style-asian="normal" style:font-weight-asian="normal" style:font-name-complex="Candara1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tyle="normal" style:text-underline-style="none" fo:background-color="transparent" loext:char-shading-value="0" style:font-name-asian="Calibri1" style:font-style-asian="normal" style:font-name-complex="Calibri1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fo:background-color="transparent" loext:char-shading-value="0" style:font-name-asian="Candara1" style:font-style-asian="normal" style:font-weight-asian="normal" style:font-name-complex="Candara1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fo:background-color="transparent" loext:char-shading-value="0" style:font-name-asian="Calibri1" style:font-style-asian="normal" style:font-weight-asian="normal" style:font-name-complex="Calibri1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1c0936" fo:background-color="transparent" loext:char-shading-value="0" style:font-name-asian="Calibri1" style:font-style-asian="normal" style:font-weight-asian="normal" style:font-name-complex="Calibri1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1fcb97" fo:background-color="transparent" loext:char-shading-value="0" style:font-name-asian="Calibri1" style:font-style-asian="normal" style:font-weight-asian="normal" style:font-name-complex="Calibri1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officeooo:rsid="001c0936" fo:background-color="transparent" loext:char-shading-value="0" style:font-name-asian="Calibri1" style:font-style-asian="normal" style:font-weight-asian="bold" style:font-name-complex="Calibri1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officeooo:rsid="001b0a97" fo:background-color="transparent" loext:char-shading-value="0" style:font-name-asian="Calibri1" style:font-style-asian="normal" style:font-weight-asian="bold" style:font-name-complex="Calibri1" style:font-weight-complex="bold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style:font-name-asian="Candara1" style:font-name-complex="Candara1"/>
    </style:style>
    <style:style style:name="T20" style:family="text">
      <style:text-properties officeooo:rsid="001fcb97" style:font-name-asian="Candara1" style:font-name-complex="Candara1"/>
    </style:style>
    <style:style style:name="T21" style:family="text">
      <style:text-properties officeooo:rsid="0024155e" style:font-name-asian="Candara1" style:font-name-complex="Candara1"/>
    </style:style>
    <style:style style:name="T22" style:family="text">
      <style:text-properties officeooo:rsid="0024cbf4" style:font-name-asian="Candara1" style:font-name-complex="Candara1"/>
    </style:style>
    <style:style style:name="T23" style:family="text">
      <style:text-properties officeooo:rsid="0025777f" style:font-name-asian="Candara1" style:font-name-complex="Candara1"/>
    </style:style>
    <style:style style:name="T24" style:family="text">
      <style:text-properties officeooo:rsid="00267675" style:font-name-asian="Candara1" style:font-name-complex="Candara1"/>
    </style:style>
    <style:style style:name="T25" style:family="text">
      <style:text-properties fo:font-style="italic" style:text-underline-style="solid" style:text-underline-width="auto" style:text-underline-color="font-color" fo:font-weight="bold" style:font-name-asian="Candara1" style:font-style-asian="italic" style:font-weight-asian="bold" style:font-name-complex="Candara1"/>
    </style:style>
    <style:style style:name="T26" style:family="text">
      <style:text-properties fo:font-weight="bold" style:font-name-asian="Candara1" style:font-weight-asian="bold" style:font-name-complex="Candara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6d827" style:font-weight-asian="bold" style:font-weight-complex="bold"/>
    </style:style>
    <style:style style:name="T29" style:family="text">
      <style:text-properties fo:font-weight="bold" officeooo:rsid="0018e88e" style:font-weight-asian="bold" style:font-weight-complex="bold"/>
    </style:style>
    <style:style style:name="T30" style:family="text">
      <style:text-properties fo:font-weight="normal" style:font-name-asian="Candara1" style:font-weight-asian="normal" style:font-name-complex="Candara1"/>
    </style:style>
    <style:style style:name="T31" style:family="text">
      <style:text-properties style:font-weight-complex="normal"/>
    </style:style>
    <style:style style:name="T32" style:family="text">
      <style:text-properties officeooo:rsid="0025777f"/>
    </style:style>
    <style:style style:name="T33" style:family="text">
      <style:text-properties officeooo:rsid="002948d7"/>
    </style:style>
    <style:style style:name="Sect1" style:family="section">
      <style:section-properties style:editable="false">
        <style:columns fo:column-count="2">
          <style:column style:rel-width="32765*" fo:start-indent="0cm" fo:end-indent="0.624cm"/>
          <style:column style:rel-width="32770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32765*" fo:start-indent="0cm" fo:end-indent="0.624cm"/>
          <style:column style:rel-width="32770*" fo:start-indent="0.62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_gjdgxs"/><text:bookmark text:name="_f6z4n36u4r6m"/></text:p>
      <text:p text:style-name="P4"><text:bookmark-end text:name="_gjdgxs"/><text:span text:style-name="T2">Building</text:span><text:span text:style-name="T1"> a Network</text:span></text:p>
      <text:section text:style-name="Sect1" text:name="TextSection">
        <text:p text:style-name="P45"/>
        <text:p text:style-name="P49"><text:span text:style-name="T25">Page 56</text:span></text:p>
        <text:list text:style-name="WWNum1">
          <text:list-item>
            <text:p text:style-name="P46"><text:span text:style-name="T19">Replace the words in bold:</text:span></text:p>
            <text:list>
              <text:list-item>
                <text:p text:style-name="P19">A network needs a hard drive, <text:span text:style-name="T27">secure email</text:span><text:span text:style-name="T28"> </text:span>and printers.</text:p>
              </text:list-item>
              <text:list-item>
                <text:p text:style-name="P19">A network allows<text:span text:style-name="T27"> clients</text:span> to share files.</text:p>
              </text:list-item>
              <text:list-item>
                <text:p text:style-name="P20">Modern businesses run <text:span text:style-name="T31">faster</text:span><text:span text:style-name="T27"> </text:span>with an <text:span text:style-name="T29">Ethernet</text:span> connection.</text:p>
              </text:list-item>
              <text:list-item>
                <text:p text:style-name="P20">An Ethernet network is <text:span text:style-name="T27">faster </text:span>than a wireless one.</text:p>
              </text:list-item>
              <text:list-item>
                <text:p text:style-name="P19">If your desk is <text:span text:style-name="T27">further</text:span> away from the wireless router, your connection will be slower.</text:p>
              </text:list-item>
            </text:list>
          </text:list-item>
        </text:list>
        <text:p text:style-name="P25"/>
        <text:list text:continue-numbering="true" text:style-name="WWNum1">
          <text:list-item>
            <text:p text:style-name="P46"><text:span text:style-name="T12">Listen</text:span><text:span text:style-name="T19"> and order the dialogues:</text:span></text:p>
            <text:list>
              <text:list-item>
                <text:p text:style-name="P21">C</text:p>
              </text:list-item>
              <text:list-item>
                <text:p text:style-name="P21">A</text:p>
              </text:list-item>
              <text:list-item>
                <text:p text:style-name="P21">B</text:p>
              </text:list-item>
            </text:list>
          </text:list-item>
        </text:list>
        <text:p text:style-name="P49"><text:span text:style-name="T25">Page 57</text:span></text:p>
        <text:p text:style-name="P26"/>
        <text:list text:continue-numbering="true" text:style-name="WWNum1">
          <text:list-item>
            <text:p text:style-name="P46"><text:span text:style-name="T12">Nada que hacer.</text:span></text:p>
          </text:list-item>
          <text:list-item>
            <text:p text:style-name="P46"><text:span text:style-name="T19">Complete:</text:span></text:p>
          </text:list-item>
        </text:list>
        <text:p text:style-name="P47"><text:span text:style-name="T13">4. 1. </text:span><text:span text:style-name="T17">Ethernet</text:span></text:p>
        <text:p text:style-name="P47"><text:span text:style-name="T13">4. 2. </text:span><text:span text:style-name="T17">Control Panel</text:span></text:p>
        <text:p text:style-name="P47"><text:span text:style-name="T13">4. 3. </text:span><text:span text:style-name="T17">cable</text:span></text:p>
        <text:p text:style-name="P47"><text:span text:style-name="T13">4. 4. </text:span><text:span text:style-name="T16">CD</text:span><text:span text:style-name="T14"> or from the </text:span><text:span text:style-name="T16">Internet</text:span></text:p>
        <text:p text:style-name="P47"><text:span text:style-name="T13">4. 5. </text:span><text:span text:style-name="T16">additional drivers</text:span></text:p>
        <text:p text:style-name="P27"/>
        <text:p text:style-name="P50"><text:span text:style-name="T25"/></text:p>
        <text:p text:style-name="P51"><text:span text:style-name="T25"/></text:p>
        <text:p text:style-name="P50"><text:span text:style-name="T25">Working with vocabulary</text:span></text:p>
        <text:list text:continue-numbering="true" text:style-name="WWNum1">
          <text:list-item>
            <text:p text:style-name="P46"><text:span text:style-name="T12">Match:</text:span></text:p>
            <text:list>
              <text:list-item>
                <text:p text:style-name="P22">e</text:p>
              </text:list-item>
              <text:list-item>
                <text:p text:style-name="P22">c</text:p>
              </text:list-item>
              <text:list-item>
                <text:p text:style-name="P22">d</text:p>
              </text:list-item>
              <text:list-item>
                <text:p text:style-name="P22">b</text:p>
              </text:list-item>
              <text:list-item>
                <text:p text:style-name="P22">a</text:p>
              </text:list-item>
            </text:list>
          </text:list-item>
        </text:list>
        <text:p text:style-name="P28"/>
        <text:list text:continue-numbering="true" text:style-name="WWNum1">
          <text:list-item>
            <text:p text:style-name="P46"><text:span text:style-name="T19">Choose</text:span><text:span text:style-name="T12">:</text:span></text:p>
            <text:list>
              <text:list-item>
                <text:p text:style-name="P22">set up</text:p>
              </text:list-item>
              <text:list-item>
                <text:p text:style-name="P22">topology</text:p>
              </text:list-item>
              <text:list-item>
                <text:p text:style-name="P22">digital subscriber line (DSL)</text:p>
              </text:list-item>
              <text:list-item>
                <text:p text:style-name="P22">local area network (LAN)</text:p>
              </text:list-item>
            </text:list>
          </text:list-item>
        </text:list>
        <text:p text:style-name="P53"/>
        <text:list text:continue-numbering="true" text:style-name="WWNum1">
          <text:list-item>
            <text:p text:style-name="P46"><text:span text:style-name="T12">Listen and </text:span><text:span text:style-name="T19">decide which sentences are correct</text:span><text:span text:style-name="T12">:</text:span></text:p>
            <text:list>
              <text:list-item>
                <text:p text:style-name="P23">True</text:p>
              </text:list-item>
              <text:list-item>
                <text:p text:style-name="P23">True</text:p>
              </text:list-item>
              <text:list-item>
                <text:p text:style-name="P23">False</text:p>
              </text:list-item>
              <text:list-item>
                <text:p text:style-name="P23">False</text:p>
              </text:list-item>
              <text:list-item>
                <text:p text:style-name="P23">False</text:p>
              </text:list-item>
            </text:list>
          </text:list-item>
        </text:list>
        <text:p text:style-name="P48"><text:span text:style-name="T19"><text:s text:c="6"/>7.6.</text:span><text:span text:style-name="T20"> </text:span><text:span text:style-name="T15">True</text:span></text:p>
        <text:p text:style-name="P27"/>
        <text:list text:continue-numbering="true" text:style-name="WWNum1">
          <text:list-item>
            <text:p text:style-name="P46"><text:span text:style-name="T12">Complete:</text:span></text:p>
            <text:list>
              <text:list-item>
                <text:p text:style-name="P24">workstation</text:p>
              </text:list-item>
              <text:list-item>
                <text:p text:style-name="P24">set up</text:p>
              </text:list-item>
              <text:list-item>
                <text:p text:style-name="P24">locate</text:p>
              </text:list-item>
              <text:list-item>
                <text:p text:style-name="P24">range</text:p>
              </text:list-item>
              <text:list-item>
                <text:p text:style-name="P24">remote access</text:p>
              </text:list-item>
              <text:list-item>
                <text:p text:style-name="P24">topology</text:p>
              </text:list-item>
              <text:list-item>
                <text:p text:style-name="P52"><text:span text:style-name="T30">backup system</text:span></text:p>
              </text:list-item>
            </text:list>
          </text:list-item>
        </text:list>
      </text:section>
      <text:section text:style-name="Sect2" text:name="Sección1">
        <text:p text:style-name="P5" loext:marker-style-name="T1"><text:span text:style-name="T1">Network Equipment</text:span><text:span text:style-name="T1"/></text:p>
      </text:section>
      <text:section text:style-name="Sect3" text:name="Sección2">
        <text:p text:style-name="P29"><text:span text:style-name="T25">Page 58</text:span></text:p>
        <text:list text:style-name="WWNum2">
          <text:list-item>
            <text:p text:style-name="P31"><text:span text:style-name="T19">Choose</text:span><text:span text:style-name="T12">:</text:span></text:p>
            <text:list>
              <text:list-item>
                <text:p text:style-name="P9">b</text:p>
              </text:list-item>
              <text:list-item>
                <text:p text:style-name="P10">b</text:p>
              </text:list-item>
              <text:list-item>
                <text:p text:style-name="P10">a</text:p>
              </text:list-item>
              <text:list-item>
                <text:p text:style-name="P10">a</text:p>
              </text:list-item>
              <text:list-item>
                <text:p text:style-name="P10">a</text:p>
              </text:list-item>
              <text:list-item>
                <text:p text:style-name="P10">b</text:p>
              </text:list-item>
            </text:list>
          </text:list-item>
        </text:list>
        <text:p text:style-name="P17"/>
        <text:list text:continue-numbering="true" text:style-name="WWNum2">
          <text:list-item>
            <text:p text:style-name="P31"><text:span text:style-name="T19">Match</text:span><text:span text:style-name="T12">:</text:span></text:p>
          </text:list-item>
        </text:list>
        <text:p text:style-name="P30"><text:span text:style-name="T19">2.1.</text:span><text:span text:style-name="T21"> d</text:span></text:p>
        <text:p text:style-name="P30"><text:span text:style-name="T19">2.2.</text:span><text:span text:style-name="T21"> f</text:span></text:p>
        <text:p text:style-name="P30"><text:span text:style-name="T19">2.3.</text:span><text:span text:style-name="T21"> a</text:span></text:p>
        <text:p text:style-name="P30"><text:span text:style-name="T19">2.4.</text:span><text:span text:style-name="T21"> b</text:span></text:p>
        <text:p text:style-name="P30"><text:span text:style-name="T19">2.5.</text:span><text:span text:style-name="T21"> e</text:span></text:p>
        <text:p text:style-name="P30"><text:span text:style-name="T19">2.6.</text:span><text:span text:style-name="T21">c</text:span><text:span text:style-name="T22"> </text:span></text:p>
        <text:p text:style-name="P29"><text:span text:style-name="T25">Page 59</text:span></text:p>
        <text:p text:style-name="P44"/>
        <text:p text:style-name="P6"/>
        <text:p text:style-name="P17"/>
        <text:list text:continue-numbering="true" text:style-name="WWNum2">
          <text:list-item>
            <text:p text:style-name="P31"><text:span text:style-name="T12">Nada que hacer aquí.</text:span></text:p>
          </text:list-item>
          <text:list-item>
            <text:p text:style-name="P37"><text:span text:style-name="T19">Decide:</text:span></text:p>
            <text:list>
              <text:list-item>
                <text:p text:style-name="P39">True</text:p>
              </text:list-item>
              <text:list-item>
                <text:p text:style-name="P39">True</text:p>
              </text:list-item>
              <text:list-item>
                <text:p text:style-name="P39">False</text:p>
              </text:list-item>
              <text:list-item>
                <text:p text:style-name="P39">True</text:p>
              </text:list-item>
              <text:list-item>
                <text:p text:style-name="P38"><text:span text:style-name="T32">True</text:span></text:p>
              </text:list-item>
              <text:list-item>
                <text:p text:style-name="P38"><text:span text:style-name="T23">False</text:span></text:p>
              </text:list-item>
            </text:list>
          </text:list-item>
        </text:list>
        <text:p text:style-name="P16"/>
        <text:p text:style-name="P16"/>
        <text:p text:style-name="P29"><text:span text:style-name="T25">Working with vocabulary</text:span></text:p>
        <text:list text:continue-numbering="true" text:style-name="WWNum2">
          <text:list-item>
            <text:p text:style-name="P31"><text:span text:style-name="T19">Complete</text:span><text:span text:style-name="T12">:</text:span></text:p>
            <text:list>
              <text:list-item>
                <text:p text:style-name="P11">firewall</text:p>
              </text:list-item>
              <text:list-item>
                <text:p text:style-name="P11">unauthorised</text:p>
              </text:list-item>
              <text:list-item>
                <text:p text:style-name="P11">Internet protocol (IP) address</text:p>
              </text:list-item>
              <text:list-item>
                <text:p text:style-name="P11">traffic</text:p>
              </text:list-item>
              <text:list-item>
                <text:p text:style-name="P40"><text:span text:style-name="T19">incoming</text:span></text:p>
              </text:list-item>
              <text:list-item>
                <text:p text:style-name="P41"><text:span text:style-name="T19">wide area network (WAN)</text:span></text:p>
              </text:list-item>
              <text:list-item>
                <text:p text:style-name="P34"><text:span text:style-name="T24">hub</text:span></text:p>
              </text:list-item>
            </text:list>
          </text:list-item>
        </text:list>
        <text:p text:style-name="P35"><text:span text:style-name="T12"/></text:p>
        <text:p text:style-name="P36"><text:span text:style-name="T12"/></text:p>
        <text:list text:continue-numbering="true" text:style-name="WWNum2">
          <text:list-item>
            <text:p text:style-name="P33"><text:span text:style-name="T12">Match:</text:span></text:p>
            <text:list>
              <text:list-item>
                <text:p text:style-name="P12">c</text:p>
              </text:list-item>
              <text:list-item>
                <text:p text:style-name="P12">e</text:p>
              </text:list-item>
              <text:list-item>
                <text:p text:style-name="P12">a</text:p>
              </text:list-item>
              <text:list-item>
                <text:p text:style-name="P12">d</text:p>
              </text:list-item>
              <text:list-item>
                <text:p text:style-name="P12">b</text:p>
              </text:list-item>
            </text:list>
          </text:list-item>
        </text:list>
        <text:p text:style-name="P17"/>
        <text:p text:style-name="P18"/>
        <text:p text:style-name="P18"/>
        <text:list text:continue-numbering="true" text:style-name="WWNum2">
          <text:list-item>
            <text:p text:style-name="P31"><text:span text:style-name="T19">Write the correct word</text:span><text:span text:style-name="T12">:</text:span></text:p>
            <text:list>
              <text:list-item>
                <text:p text:style-name="P12">switch</text:p>
              </text:list-item>
              <text:list-item>
                <text:p text:style-name="P14">outgoing</text:p>
              </text:list-item>
              <text:list-item>
                <text:p text:style-name="P14">shared resources</text:p>
              </text:list-item>
              <text:list-item>
                <text:p text:style-name="P13">transmission control protocol (TCP)</text:p>
              </text:list-item>
              <text:list-item>
                <text:p text:style-name="P42">authorised</text:p>
              </text:list-item>
              <text:list-item>
                <text:p text:style-name="P43">gateway</text:p>
              </text:list-item>
              <text:list-item>
                <text:p text:style-name="P43">adaptors</text:p>
              </text:list-item>
            </text:list>
          </text:list-item>
        </text:list>
        <text:p text:style-name="P17"/>
        <text:p text:style-name="P18"/>
        <text:p text:style-name="P18"/>
        <text:list text:continue-numbering="true" text:style-name="WWNum2">
          <text:list-item>
            <text:p text:style-name="P31"><text:span text:style-name="T19">Choose</text:span><text:span text:style-name="T12">:</text:span></text:p>
            <text:list>
              <text:list-item>
                <text:p text:style-name="P15">broadband</text:p>
              </text:list-item>
              <text:list-item>
                <text:p text:style-name="P15">WAN</text:p>
              </text:list-item>
              <text:list-item>
                <text:p text:style-name="P15">firewall</text:p>
              </text:list-item>
              <text:list-item>
                <text:p text:style-name="P15">shared resources</text:p>
              </text:list-item>
              <text:list-item>
                <text:p text:style-name="P8"><text:span text:style-name="T33">grade</text:span></text:p>
              </text:list-item>
            </text:list>
          </text:list-item>
        </text:list>
        <text:p text:style-name="P54"/>
        <text:p text:style-name="P32"><text:span text:style-name="T26">“Your Turn”</text:span><text:span text:style-name="T19"> Nada que hacer aquí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andara" svg:font-family="Candara" style:font-family-generic="swiss"/>
    <style:font-face style:name="Candara1" svg:font-family="Candara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swiss"/>
    <style:font-face style:name="Georgia1" svg:font-family="Georgia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swiss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fo:font-size="14pt" fo:font-weight="bold" style:font-size-asian="14pt" style:font-weight-asian="bold" style:font-size-complex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4pt" fo:font-weight="bold" style:font-size-asian="14pt" style:font-weight-asian="bold" style:font-size-complex="14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ndara" fo:font-size="12pt" fo:font-style="normal" style:text-underline-style="none" fo:font-weight="bold" fo:background-color="transparent" loext:char-shading-value="0" style:font-name-asian="Candara1" style:font-size-asian="12pt" style:font-style-asian="normal" style:font-weight-asian="bold" style:font-name-complex="Candara1" style:font-size-complex="12pt"/>
    </style:style>
    <style:style style:name="MT3" style:family="text">
      <style:text-properties style:font-name="Candara" fo:font-size="12pt" fo:font-weight="bold" style:font-name-asian="Candara1" style:font-size-asian="12pt" style:font-weight-asian="bold" style:font-name-complex="Candara1" style:font-size-complex="12pt"/>
    </style:style>
    <style:page-layout style:name="Mpm1">
      <style:page-layout-properties fo:page-width="21.001cm" fo:page-height="29.7cm" style:num-format="1" style:print-orientation="portrait" fo:margin-top="1cm" fo:margin-bottom="2.251cm" fo:margin-left="1.27cm" fo:margin-right="1.27cm" style:writing-mode="lr-tb" style:layout-grid-color="#c0c0c0" style:layout-grid-lines="25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2">UNIT 1</text:span><text:span text:style-name="MT3">4</text:span><text:span text:style-name="MT2"><text:tab/></text:span><text:span text:style-name="MT3">BUILDING A NETWORK</text:span></text:p>
      </style:header>
      <style:header-left>
        <text:p text:style-name="MP2" loext:marker-style-name="MT2"><text:span text:style-name="MT2">UNIT 14<text:tab/>PART 2<text:tab/></text:span><text:span text:style-name="MT3"> NetworK Equipment</text:span></text:p>
      </style:header-lef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2T02:50:01.155827920</dc:date>
    <meta:editing-duration>PT13M40S</meta:editing-duration>
    <meta:editing-cycles>3</meta:editing-cycles>
    <meta:generator>LibreOffice/7.6.2.1$Linux_X86_64 LibreOffice_project/60$Build-1</meta:generator>
    <meta:document-statistic meta:table-count="0" meta:image-count="0" meta:object-count="0" meta:page-count="2" meta:paragraph-count="104" meta:word-count="319" meta:character-count="1582" meta:non-whitespace-character-count="1440"/>
    <meta:user-defined meta:name="AppVersion">16.0000</meta:user-defined>
  </office:meta>
</office:document-meta>
</file>